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7396683222030306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69346885263853996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6184743243109050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99609987642405093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19584445673839307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7033226718924426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78177322847909187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451427872688311861"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7356846" text:continue-list="list378177322847909187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78821221199686705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351817"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35171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7353133"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736456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373675"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63946493409762843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22150871854664945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57015077481191424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354345"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57582208348552292"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976716118685224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533386084433603116" text:style-name="L15">
        <text:list-item>
          <text:list>
            <text:list-header>
              <text:p text:style-name="P184">1.5 miles averaging about 9:40/mile and rest 1 min</text:p>
            </text:list-header>
          </text:list>
        </text:list-item>
      </text:list>
      <text:p text:style-name="P24">1 mile in 8:26 and rest 2 min</text:p>
      <text:list xml:id="list732623731012342989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403373924331848654"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35110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6265482063183133552"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1414028381774187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444165102975268283"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7346796" text:continue-list="list4414140283817741879" text:style-name="L19">
        <text:list-item>
          <text:list>
            <text:list-header>
              <text:p text:style-name="P188">(Pace*HR)=1240</text:p>
            </text:list-header>
          </text:list>
        </text:list-item>
      </text:list>
      <text:list xml:id="list37358014" text:continue-list="list6265482063183133552" text:style-name="L18">
        <text:list-item>
          <text:list>
            <text:list-header>
              <text:p text:style-name="P187">2 miles at 10:46/mile Ave HR= 121 bpm and rest a few minutes</text:p>
            </text:list-header>
          </text:list>
        </text:list-item>
      </text:list>
      <text:list xml:id="list37346566" text:continue-list="list3734679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734499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30200927370342083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56484850371373405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139681151766654323"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699068898356367320"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96658324154637069"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659983985179506604"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7348965"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35361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7209738983633098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061734046721490639"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437019242196782924"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324669483234601388"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30680899152187638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58298523586577046" text:style-name="L32">
        <text:list-item>
          <text:list>
            <text:list-header>
              <text:p text:style-name="P198">0.25 miles in 2:54</text:p>
              <text:p text:style-name="P198">1 mile in 9:21 going faster as I ran and ending at around 8:30 pace</text:p>
            </text:list-header>
          </text:list>
        </text:list-item>
      </text:list>
      <text:list xml:id="list765755419964417114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15893059432381551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08825588956820670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90801892940183132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80255835650785467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65991200517093377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1,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text:soft-page-break/>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228463181316676878"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2T17:10:17.25</dc:date>
    <dc:creator>James Lombardi</dc:creator>
    <meta:editing-duration>P30DT20H57M47S</meta:editing-duration>
    <meta:editing-cycles>2244</meta:editing-cycles>
    <meta:generator>OpenOffice/4.1.2$Win32 OpenOffice.org_project/412m3$Build-9782</meta:generator>
    <meta:document-statistic meta:table-count="0" meta:image-count="9" meta:object-count="0" meta:page-count="222" meta:paragraph-count="6526" meta:word-count="70130" meta:character-count="358618"/>
  </office:meta>
</office:document-meta>
</file>